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8.012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9.984cm"/>
    </style:style>
    <style:style style:name="co7" style:family="table-column">
      <style:table-column-properties fo:break-before="auto" style:column-width="2.0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02cm solid #000000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order-left="0.002cm solid #000000" fo:border-right="none" fo:border-top="none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ext-properties fo:language="en" fo:country="US" style:font-name-asian="Calibri" style:language-asian="en" style:country-asian="US" style:font-name-complex="Calibri" style:font-size-complex="6.25pt" style:language-complex="en" style:country-complex="US"/>
    </style:style>
    <style:style style:name="ce19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end" fo:margin-left="0cm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</office:automatic-styles>
  <office:body>
    <office:spreadsheet>
      <table:table table:name="Seffernick 2007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1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12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Seffernick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Agile metho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Business area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O: Multisite / GSD</text:p>
          </table:table-cell>
          <table:table-cell table:number-columns-repeated="2"/>
          <table:table-cell office:value-type="string">
            <text:p>O: Multisite / GS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Organization siz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2"/>
          <table:table-cell office:value-type="string">
            <text:p>O: Time of transformatio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Continuous transform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mpact on organiz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 table:number-columns-repeated="1019"/>
        </table:table-row>
        <table:table-row table:style-name="ro1">
          <table:table-cell/>
          <table:table-cell office:value-type="string">
            <text:p>Change is planned and tracked</text:p>
          </table:table-cell>
          <table:table-cell table:number-columns-repeated="2"/>
          <table:table-cell office:value-type="string">
            <text:p>Change is planned and track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Setting vision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Impediment backlog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: Creating a common vi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: Measuring the chan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itial state</text:p>
          </table:table-cell>
          <table:table-cell table:number-columns-repeated="2"/>
          <table:table-cell office:value-type="string">
            <text:p>Initial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Initial state</text:p>
          </table:table-cell>
          <table:table-cell table:number-columns-repeated="2"/>
          <table:table-cell office:value-type="string">
            <text:p>T: Initial stat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old model has known problems</text:p>
          </table:table-cell>
          <table:table-cell table:number-columns-repeated="2"/>
          <table:table-cell office:value-type="string">
            <text:p>The old model has known problem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Slow response to customer requests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employees</text:p>
          </table:table-cell>
          <table:table-cell table:number-columns-repeated="2"/>
          <table:table-cell office:value-type="string">
            <text:p>R: Problems with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re is a demand for improvements</text:p>
          </table:table-cell>
          <table:table-cell table:number-columns-repeated="2"/>
          <table:table-cell office:value-type="string">
            <text:p>There is a demand for improve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Incremental delivery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R: Unhappy customer</text:p>
          </table:table-cell>
          <table:table-cell table:number-columns-repeated="2"/>
          <table:table-cell office:value-type="string">
            <text:p>R: Demand of better customer collabo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simply mandated</text:p>
          </table:table-cell>
          <table:table-cell table:number-columns-repeated="2"/>
          <table:table-cell office:value-type="string">
            <text:p>Top down man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: New manager</text:p>
          </table:table-cell>
          <table:table-cell table:number-columns-repeated="2"/>
          <table:table-cell office:value-type="string">
            <text:p>C: Top-down mandate does not work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e change is a journey</text:p>
          </table:table-cell>
          <table:table-cell table:number-columns-repeated="2"/>
          <table:table-cell office:value-type="string">
            <text:p>The change is a journe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Journey</text:p>
          </table:table-cell>
          <table:table-cell table:number-columns-repeated="2"/>
          <table:table-cell office:value-type="string">
            <text:p>T: Continuous transforma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Stepwise adoption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agents</text:p>
          </table:table-cell>
          <table:table-cell table:number-columns-repeated="2"/>
          <table:table-cell office:value-type="string">
            <text:p>Change age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hange agent</text:p>
          </table:table-cell>
          <table:table-cell table:number-columns-repeated="2"/>
          <table:table-cell office:value-type="string">
            <text:p>T: Change leaders (Champions, Coaches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pping between old and new models</text:p>
          </table:table-cell>
          <table:table-cell table:number-columns-repeated="2"/>
          <table:table-cell office:value-type="string">
            <text:p>Mapping between old and new model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Mapping agile roles to previous</text:p>
          </table:table-cell>
          <table:table-cell table:number-columns-repeated="2"/>
          <table:table-cell office:value-type="string">
            <text:p>C: Mapping agile to match the old mode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Adjustment of previous roles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Will not work here</text:p>
          </table:table-cell>
          <table:table-cell table:number-columns-repeated="2"/>
          <table:table-cell office:value-type="string">
            <text:p>C: Denial of agil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Create a positive experienc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: Training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frastructure support</text:p>
          </table:table-cell>
          <table:table-cell table:number-columns-repeated="2"/>
          <table:table-cell office:value-type="string">
            <text:p>Infrastructure suppor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I: Investing in work spaces</text:p>
          </table:table-cell>
          <table:table-cell table:number-columns-repeated="2"/>
          <table:table-cell office:value-type="string">
            <text:p>I: Physical space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mproving work space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>
            <text:p>Adapting different roles in the organization to agile</text:p>
          </table:table-cell>
          <table:table-cell/>
          <table:table-cell table:style-name="Default"/>
          <table:table-cell office:value-type="string">
            <text:p>Adapting different roles in the organization to agile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P: Adjustment of previous roles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Infrastructure support</text:p>
          </table:table-cell>
          <table:table-cell/>
          <table:table-cell table:style-name="Default"/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Other agile practices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P: Coaching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Requirement handling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S: Pay attention to the product owner ro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ommunity practice that supports transformation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8" office:value-type="string">
            <text:p>P: Seminars, Workshops, other public eve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Management considerations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S: Aligning organization (or at least manag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Educate manageme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: Management suppor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Redefining management role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s 2008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Default"/>
        <table:table-column table:style-name="co4" table:default-cell-style-name="ce16"/>
        <table:table-column table:style-name="co5" table:default-cell-style-name="ce9"/>
        <table:table-column table:style-name="co6" table:default-cell-style-name="Default"/>
        <table:table-column table:style-name="co7" table:default-cell-style-name="ce2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6" office:value-type="string">
            <text:p>Maria</text:p>
          </table:table-cell>
          <table:table-cell table:style-name="ce11"/>
          <table:table-cell table:style-name="ce1"/>
          <table:table-cell table:style-name="ce6" office:value-type="string">
            <text:p>Kimi</text:p>
          </table:table-cell>
          <table:table-cell table:style-name="ce11"/>
          <table:table-cell table:style-name="ce19" office:value-type="string">
            <text:p>Matching</text:p>
          </table:table-cell>
          <table:table-cell table:style-name="ce11" table:number-columns-repeated="1017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/>
          <table:table-cell table:style-name="ce7"/>
          <table:table-cell table:style-name="ce12"/>
          <table:table-cell table:style-name="ce20" office:value-type="string">
            <text:p>0 = Totally different</text:p>
            <text:p>1 = Little agreement</text:p>
            <text:p>2 = Decent agreement</text:p>
            <text:p>3 = Total agreement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>
            <text:p>Goos</text:p>
          </table:table-cell>
          <table:table-cell table:style-name="ce8"/>
          <table:table-cell table:style-name="ce13"/>
          <table:table-cell table:style-name="ce15"/>
          <table:table-cell table:style-name="ce8"/>
          <table:table-cell table:style-name="ce13"/>
          <table:table-cell table:style-name="ce21"/>
          <table:table-cell table:style-name="ce1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textual codes</text:p>
          </table:table-cell>
          <table:table-cell table:number-columns-repeated="2"/>
          <table:table-cell office:value-type="string">
            <text:p>Contextual cod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: Agile method</text:p>
          </table:table-cell>
          <table:table-cell table:number-columns-repeated="2"/>
          <table:table-cell office:value-type="string">
            <text:p>O: Measuring results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Business area</text:p>
          </table:table-cell>
          <table:table-cell table:number-columns-repeated="2"/>
          <table:table-cell office:value-type="string">
            <text:p>O: Organization siz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Geographical location</text:p>
          </table:table-cell>
          <table:table-cell table:number-columns-repeated="2"/>
          <table:table-cell office:value-type="string">
            <text:p>O: Satisfaction in agil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Organization size</text:p>
          </table:table-cell>
          <table:table-cell table:number-columns-repeated="2"/>
          <table:table-cell office:value-type="string">
            <text:p>O: Time of transform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: Time of transform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office:value-type="string">
            <text:p>Transformation description</text:p>
          </table:table-cell>
          <table:table-cell table:number-columns-repeated="2"/>
          <table:table-cell office:value-type="string">
            <text:p>Transformation descri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: Top down transformation</text:p>
          </table:table-cell>
          <table:table-cell table:number-columns-repeated="2"/>
          <table:table-cell office:value-type="string">
            <text:p>T: Top down chang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Initial sta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ig bang or overnight ado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: Bottom up chang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7"/>
          <table:table-cell table:style-name="ce10"/>
          <table:table-cell table:style-name="ce14"/>
          <table:table-cell table:style-name="ce23"/>
          <table:table-cell table:style-name="ce14" table:number-columns-repeated="1017"/>
        </table:table-row>
        <table:table-row table:style-name="ro1">
          <table:table-cell/>
          <table:table-cell table:style-name="Default" office:value-type="string">
            <text:p>Reason to change: demand of better competitiveness</text:p>
          </table:table-cell>
          <table:table-cell table:number-columns-repeated="2"/>
          <table:table-cell table:style-name="Default" office:value-type="string">
            <text:p>Reason to change: demand of better competitivenes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R: Reduce time to market</text:p>
          </table:table-cell>
          <table:table-cell table:number-columns-repeated="2"/>
          <table:table-cell office:value-type="string">
            <text:p>R: Demand of improvement in delivery speed or TTM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R: Something must be done to remain competitiv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Change resistance</text:p>
          </table:table-cell>
          <table:table-cell table:number-columns-repeated="2"/>
          <table:table-cell office:value-type="string">
            <text:p>Change res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Change resistance</text:p>
          </table:table-cell>
          <table:table-cell table:number-columns-repeated="2"/>
          <table:table-cell office:value-type="string">
            <text:p>C: Change resistance (other than management)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C: Skepticism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terfacing over organizational boundaries</text:p>
          </table:table-cell>
          <table:table-cell table:number-columns-repeated="2"/>
          <table:table-cell office:value-type="string">
            <text:p>Interfacing over organizational boundar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nterfacing with non agile</text:p>
          </table:table-cell>
          <table:table-cell table:number-columns-repeated="2"/>
          <table:table-cell office:value-type="string">
            <text:p>C: Adapting non-development parts of organization to agil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project management and organization</text:p>
          </table:table-cell>
          <table:table-cell table:number-columns-repeated="2"/>
          <table:table-cell office:value-type="string">
            <text:p>Concerns over project management and organiz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: Impediment management</text:p>
          </table:table-cell>
          <table:table-cell table:number-columns-repeated="2"/>
          <table:table-cell office:value-type="string">
            <text:p>S: Empowering teams (autonomy)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Cross-functional teams</text:p>
          </table:table-cell>
          <table:table-cell table:number-columns-repeated="2"/>
          <table:table-cell office:value-type="string">
            <text:p>T: Impact on organization</text:p>
          </table:table-cell>
          <table:table-cell office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erns over management</text:p>
          </table:table-cell>
          <table:table-cell table:number-columns-repeated="2"/>
          <table:table-cell office:value-type="string">
            <text:p>Concerns over manag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Management support</text:p>
          </table:table-cell>
          <table:table-cell table:number-columns-repeated="2"/>
          <table:table-cell office:value-type="string">
            <text:p>S: Educate management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leaders</text:p>
          </table:table-cell>
          <table:table-cell table:number-columns-repeated="2"/>
          <table:table-cell office:value-type="string">
            <text:p>Change leader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introduction team or core team</text:p>
          </table:table-cell>
          <table:table-cell table:number-columns-repeated="2"/>
          <table:table-cell office:value-type="string">
            <text:p>S: Change leaders or champion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T: Change leaders (Champions, Coache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2"/>
          <table:table-cell office:value-type="string">
            <text:p>Trai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Agile training</text:p>
          </table:table-cell>
          <table:table-cell table:number-columns-repeated="2"/>
          <table:table-cell office:value-type="string">
            <text:p>I: Training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gile infrastructure or technology</text:p>
          </table:table-cell>
          <table:table-cell table:number-columns-repeated="2"/>
          <table:table-cell office:value-type="string">
            <text:p>Agile infrastructure or technolog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Continouos integration</text:p>
          </table:table-cell>
          <table:table-cell table:number-columns-repeated="2"/>
          <table:table-cell office:value-type="string">
            <text:p>P: Continuous Integration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ternal consultants</text:p>
          </table:table-cell>
          <table:table-cell table:number-columns-repeated="2"/>
          <table:table-cell office:value-type="string">
            <text:p>External consultant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External consultant or coach</text:p>
          </table:table-cell>
          <table:table-cell table:number-columns-repeated="2"/>
          <table:table-cell office:value-type="string">
            <text:p>I: External consultants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 External speaker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iloting</text:p>
          </table:table-cell>
          <table:table-cell table:number-columns-repeated="2"/>
          <table:table-cell office:value-type="string">
            <text:p>Pilot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Piloting</text:p>
          </table:table-cell>
          <table:table-cell table:number-columns-repeated="2"/>
          <table:table-cell office:value-type="string">
            <text:p>P: Pilot program (and other piloting)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aching</text:p>
          </table:table-cell>
          <table:table-cell table:number-columns-repeated="2"/>
          <table:table-cell office:value-type="string">
            <text:p>Coach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Agile coach</text:p>
          </table:table-cell>
          <table:table-cell table:number-columns-repeated="2"/>
          <table:table-cell office:value-type="string">
            <text:p>S: Coaching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:Team coach</text:p>
          </table:table-cell>
          <table:table-cell table:number-columns-repeated="2"/>
          <table:table-cell office:value-type="string">
            <text:p>S: Inhouse coaching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P: Coaching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e organization as whole, involve all parties</text:p>
          </table:table-cell>
          <table:table-cell table:number-columns-repeated="2"/>
          <table:table-cell office:value-type="string">
            <text:p>See organization as whole, involve all part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Organization alignment</text:p>
          </table:table-cell>
          <table:table-cell table:number-columns-repeated="2"/>
          <table:table-cell office:value-type="string">
            <text:p>S: Aligning organization (or at least management)</text:p>
          </table:table-cell>
          <table:table-cell office:value-type="string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office:value-type="string">
            <text:p>P: Value strea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nge is a long process</text:p>
          </table:table-cell>
          <table:table-cell table:number-columns-repeated="2"/>
          <table:table-cell office:value-type="string">
            <text:p>Falling back to old mode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: Long term change process</text:p>
          </table:table-cell>
          <table:table-cell table:number-columns-repeated="2"/>
          <table:table-cell office:value-type="string">
            <text:p>C: Falling back to old model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/>
          <table:table-cell office:value-type="string">
            <text:p>SIG's and CoP'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P: TDD</text:p>
          </table:table-cell>
          <table:table-cell table:number-columns-repeated="2"/>
          <table:table-cell office:value-type="string">
            <text:p>P: SIG's, CoP'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mpact on co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mpact on motivation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Impact on quality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   </number:text>
    </number:number-style>
    <number:number-style style:name="N143P1" style:volatile="true">
      <number:text>-</number:text>
      <number:number number:decimal-places="0" number:min-integer-digits="1" number:grouping="true"/>
      <number:text>    </number:text>
    </number:number-style>
    <number:number-style style:name="N143P2" style:volatile="true">
      <number:text> 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integer-digits="1" number:grouping="true"/>
      <number:text> € </number:text>
    </number:number-style>
    <number:number-style style:name="N144P2" style:volatile="true">
      <number:text> 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€ </number:text>
    </number:number-style>
    <number:number-style style:name="N146P1" style:volatile="true">
      <number:text>-</number:text>
      <number:number number:decimal-places="2" number:min-integer-digits="1" number:grouping="true"/>
      <number:text> € </number:text>
    </number:number-style>
    <number:number-style style:name="N146P2" style:volatile="true">
      <number:text> -</number:text>
      <number:number number: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.12.2013</text:date>, <text:time>18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ile_5f_Transformation_5f_SLR_5f_CPD_5f_Ma" style:display-name="PageStyle_Agile_Transformation_SLR_CPD_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" style:display-name="PageStyle_Agile_Transformation_SLR_CPD_M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" style:display-name="PageStyle_Agile_Transformation_SLR_CPD_M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" style:display-name="PageStyle_Agile_Transformation_SLR_CPD_Ma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" style:display-name="PageStyle_Agile_Transformation_SLR_CPD_M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5" style:display-name="PageStyle_Agile_Transformation_SLR_CPD_Ma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6" style:display-name="PageStyle_Agile_Transformation_SLR_CPD_Ma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7" style:display-name="PageStyle_Agile_Transformation_SLR_CPD_Ma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8" style:display-name="PageStyle_Agile_Transformation_SLR_CPD_Ma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9" style:display-name="PageStyle_Agile_Transformation_SLR_CPD_Ma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0" style:display-name="PageStyle_Agile_Transformation_SLR_CPD_Ma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1" style:display-name="PageStyle_Agile_Transformation_SLR_CPD_Ma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2" style:display-name="PageStyle_Agile_Transformation_SLR_CPD_Ma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3" style:display-name="PageStyle_Agile_Transformation_SLR_CPD_Ma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4" style:display-name="PageStyle_Agile_Transformation_SLR_CPD_Ma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5" style:display-name="PageStyle_Agile_Transformation_SLR_CPD_Ma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6" style:display-name="PageStyle_Agile_Transformation_SLR_CPD_M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7" style:display-name="PageStyle_Agile_Transformation_SLR_CPD_Ma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8" style:display-name="PageStyle_Agile_Transformation_SLR_CPD_Ma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19" style:display-name="PageStyle_Agile_Transformation_SLR_CPD_Ma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0" style:display-name="PageStyle_Agile_Transformation_SLR_CPD_Ma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1" style:display-name="PageStyle_Agile_Transformation_SLR_CPD_Ma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2" style:display-name="PageStyle_Agile_Transformation_SLR_CPD_Ma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3" style:display-name="PageStyle_Agile_Transformation_SLR_CPD_Ma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" style:display-name="PageStyle_Agile_Transformation_Code_Test_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" style:display-name="PageStyle_Agile_Transformation_Code_Test_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2" style:display-name="PageStyle_Agile_Transformation_Code_Test_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3" style:display-name="PageStyle_Agile_Transformation_Code_Test_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4" style:display-name="PageStyle_Agile_Transformation_Code_Test_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5" style:display-name="PageStyle_Agile_Transformation_Code_Test_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6" style:display-name="PageStyle_Agile_Transformation_Code_Test_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7" style:display-name="PageStyle_Agile_Transformation_Code_Test_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8" style:display-name="PageStyle_Agile_Transformation_Code_Test_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9" style:display-name="PageStyle_Agile_Transformation_Code_Test_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0" style:display-name="PageStyle_Agile_Transformation_Code_Test_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1" style:display-name="PageStyle_Agile_Transformation_Code_Test_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2" style:display-name="PageStyle_Agile_Transformation_Code_Test_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3" style:display-name="PageStyle_Agile_Transformation_Code_Test_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4" style:display-name="PageStyle_Agile_Transformation_Code_Test_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5" style:display-name="PageStyle_Agile_Transformation_Code_Test_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6" style:display-name="PageStyle_Agile_Transformation_Code_Test_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7" style:display-name="PageStyle_Agile_Transformation_Code_Test_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8" style:display-name="PageStyle_Agile_Transformation_Code_Test_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Code_5f_Test_5f__20_19" style:display-name="PageStyle_Agile_Transformation_Code_Test_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4" style:display-name="PageStyle_Agile_Transformation_SLR_CPD_Ma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5" style:display-name="PageStyle_Agile_Transformation_SLR_CPD_Ma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6" style:display-name="PageStyle_Agile_Transformation_SLR_CPD_Ma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7" style:display-name="PageStyle_Agile_Transformation_SLR_CPD_Ma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8" style:display-name="PageStyle_Agile_Transformation_SLR_CPD_Ma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29" style:display-name="PageStyle_Agile_Transformation_SLR_CPD_Ma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0" style:display-name="PageStyle_Agile_Transformation_SLR_CPD_Ma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1" style:display-name="PageStyle_Agile_Transformation_SLR_CPD_Ma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2" style:display-name="PageStyle_Agile_Transformation_SLR_CPD_Ma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3" style:display-name="PageStyle_Agile_Transformation_SLR_CPD_Ma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4" style:display-name="PageStyle_Agile_Transformation_SLR_CPD_Ma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5" style:display-name="PageStyle_Agile_Transformation_SLR_CPD_Ma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6" style:display-name="PageStyle_Agile_Transformation_SLR_CPD_Ma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7" style:display-name="PageStyle_Agile_Transformation_SLR_CPD_Ma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8" style:display-name="PageStyle_Agile_Transformation_SLR_CPD_Ma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39" style:display-name="PageStyle_Agile_Transformation_SLR_CPD_Ma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0" style:display-name="PageStyle_Agile_Transformation_SLR_CPD_Ma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1" style:display-name="PageStyle_Agile_Transformation_SLR_CPD_Ma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2" style:display-name="PageStyle_Agile_Transformation_SLR_CPD_Ma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3" style:display-name="PageStyle_Agile_Transformation_SLR_CPD_Ma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4" style:display-name="PageStyle_Agile_Transformation_SLR_CPD_Ma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gile_5f_Transformation_5f_SLR_5f_CPD_5f_Ma_20_45" style:display-name="PageStyle_Agile_Transformation_SLR_CPD_Ma 4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5:44:41.55</meta:creation-date>
    <dc:date>2013-12-16T18:19:58.84</dc:date>
    <meta:editing-duration>PT10H46M3S</meta:editing-duration>
    <meta:editing-cycles>54</meta:editing-cycles>
    <meta:generator>OpenOffice.org/3.4.1$Win32 OpenOffice.org_project/341m1$Build-9593</meta:generator>
    <meta:document-statistic meta:table-count="2" meta:cell-count="244" meta:object-count="0"/>
  </office:meta>
</office:document-meta>
</file>